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1.74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ariable Capacitor Estimation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Di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Thickness PCB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rgap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Stator Plate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0</text:p>
          </table:table-cell>
          <table:table-cell table:formula="of:=8.8541878128*10^-12" office:value-type="float" office:value="0.0000000000088541878128" calcext:value-type="float">
            <text:p>8,8541878128E-12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calcext:value-type="string">
            <text:p>er_fr4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_eff</text:p>
          </table:table-cell>
          <table:table-cell table:formula="of:=([.B7]*[.B14]+[.B8])/([.B7]+[.B8])" office:value-type="float" office:value="3.8" calcext:value-type="float">
            <text:p>3,8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Butterfly Configuration</text:p>
          </table:table-cell>
          <table:table-cell table:number-columns-repeated="6"/>
        </table:table-row>
        <table:table-row table:style-name="ro2">
          <table:table-cell/>
          <table:table-cell table:style-name="ce3" table:formula="of:=[.B13]*[.B15]*((([.B4]/2000)^2-([.B5]/2000)^2)*PI()/4)/(([.B7]+[.B8])/1000)/2*(([.B10]-1)*2)" office:value-type="float" office:value="0.000000000747575664129731" calcext:value-type="float">
            <text:p>7,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[.B18]*10^12" office:value-type="float" office:value="747.575664129731" calcext:value-type="float">
            <text:p>747,58</text:p>
          </table:table-cell>
          <table:table-cell office:value-type="string" calcext:value-type="string">
            <text:p>pF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6"/>
          <table:table-cell table:style-name="ce3"/>
        </table:table-row>
        <table:table-row table:style-name="ro2">
          <table:table-cell table:number-columns-repeated="6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.00.0000</text:date>, <text:time style:data-style-name="N2" text:time-value="16:36:26.7030836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08:21:14.776536851</meta:creation-date>
    <dc:date>2022-02-21T16:36:34.782941741</dc:date>
    <meta:editing-duration>PT10H52S</meta:editing-duration>
    <meta:editing-cycles>9</meta:editing-cycles>
    <meta:generator>LibreOffice/6.4.7.2$Linux_X86_64 LibreOffice_project/40$Build-2</meta:generator>
    <meta:document-statistic meta:table-count="1" meta:cell-count="28" meta:object-count="0"/>
  </office:meta>
</office:document-meta>
</file>